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AC2ED2E3.png" manifest:media-type="image/png"/>
  <manifest:file-entry manifest:full-path="Pictures/1000020100000080000000802DFEE37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66cc00" draw:fill-hatch-solid="false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00" draw:fill-hatch-solid="false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00" draw:fill-hatch-solid="false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fill-hatch-solid="false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ff3333" draw:fill="solid" draw:fill-color="#ff420e" draw:fill-hatch-solid="false" draw:opacity="30%" draw:fill-image-width="0cm" draw:fill-image-height="0cm" draw:auto-grow-height="false" fo:min-height="0.749cm" fo:min-width="0.499cm" fo:wrap-option="no-wrap" draw:shadow-opacity="30%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cm" svg:height="1.5cm" svg:x="4.6cm" svg:y="1.6cm">
          <draw:image xlink:href="Pictures/100002010000008000000080AC2ED2E3.png" xlink:type="simple" xlink:show="embed" xlink:actuate="onLoad">
            <text:p text:style-name="P1"><text:span text:style-name="T1">Utilisateur</text:span></text:p>
          </draw:image>
        </draw:frame>
        <draw:custom-shape draw:style-name="gr2" draw:text-style-name="P2" draw:layer="layout" svg:width="4.8cm" svg:height="1.4cm" svg:x="3cm" svg:y="4.9cm">
          <text:p text:style-name="P2"><text:span text:style-name="T2">Frontend : IHM</text:span></text:p>
          <text:p text:style-name="P2"><text:span text:style-name="T2">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3" draw:layer="layout" svg:width="1.5cm" svg:height="1.5cm" svg:x="9.347cm" svg:y="9.826cm">
          <draw:image xlink:href="Pictures/1000020100000080000000802DFEE37A.png" xlink:type="simple" xlink:show="embed" xlink:actuate="onLoad">
            <text:p text:style-name="P3"><text:span text:style-name="T3">Base de données</text:span></text:p>
          </draw:image>
        </draw:frame>
        <draw:custom-shape draw:style-name="gr3" draw:text-style-name="P2" draw:layer="layout" svg:width="4.8cm" svg:height="1.4cm" svg:x="3.001cm" svg:y="7.401cm">
          <text:p text:style-name="P2"><text:span text:style-name="T2">Backend</text:span></text:p>
          <text:p text:style-name="P2"><text:span text:style-name="T2">Javascr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2.003cm" svg:height="0.5cm" draw:transform="rotate (2.35619449019234) translate (9.446cm 9.8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5cm" svg:height="0.7cm" svg:x="4.7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0.7cm" svg:x="5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layer="layout" svg:width="11.9cm" svg:height="8.8cm" svg:x="1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draw:layer="layout" svg:width="0.5cm" svg:height="1.5cm" svg:x="5.1cm" svg:y="3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58:28.772687206</meta:creation-date>
    <dc:date>2016-03-15T12:34:06.666551101</dc:date>
    <meta:editing-duration>PT1H7M4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